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40D686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15cm, 6.091cm, 11.033cm, 2.09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5cm" svg:height="22.6cm" svg:x="0.991cm" svg:y="2.491cm">
          <draw:image xlink:href="Pictures/10000000000005E8000007E0440D686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06T11:53:30.670518597</dc:date>
    <meta:editing-duration>PT3M35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